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3.306cm" style:rel-column-width="8430*"/>
    </style:style>
    <style:style style:name="Tabla1.B" style:family="table-column">
      <style:table-column-properties style:column-width="5.412cm" style:rel-column-width="13801*"/>
    </style:style>
    <style:style style:name="Tabla1.C" style:family="table-column">
      <style:table-column-properties style:column-width="5.66cm" style:rel-column-width="14432*"/>
    </style:style>
    <style:style style:name="Tabla1.E" style:family="table-column">
      <style:table-column-properties style:column-width="5.662cm" style:rel-column-width="14440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9" style:family="table-row">
      <style:table-row-properties style:min-row-height="2.448cm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49cm" fo:border-left="none" fo:border-right="none" fo:border-top="0.06pt solid #000000" fo:border-bottom="0.06pt solid #000000" style:shadow="non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padding="0.049cm" fo:border-left="none" fo:border-right="none" fo:border-top="0.06pt solid #000000" fo:border-bottom="0.06pt solid #000000" style:shadow="non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P3" style:family="paragraph" style:parent-style-name="Footer"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3236e" officeooo:paragraph-rsid="0013236e"/>
    </style:style>
    <style:style style:name="P5" style:family="paragraph" style:parent-style-name="Standard">
      <style:paragraph-properties fo:text-align="start" style:justify-single-word="false"/>
      <style:text-properties officeooo:rsid="0013236e" officeooo:paragraph-rsid="001f144b"/>
    </style:style>
    <style:style style:name="P6" style:family="paragraph" style:parent-style-name="Standard">
      <style:paragraph-properties fo:text-align="justify" style:justify-single-word="false"/>
      <style:text-properties officeooo:rsid="0013236e" officeooo:paragraph-rsid="0013236e"/>
    </style:style>
    <style:style style:name="P7" style:family="paragraph" style:parent-style-name="Standard">
      <style:paragraph-properties fo:text-align="justify" style:justify-single-word="false"/>
      <style:text-properties officeooo:rsid="0013236e" officeooo:paragraph-rsid="001f144b"/>
    </style:style>
    <style:style style:name="P8" style:family="paragraph" style:parent-style-name="Standard">
      <style:paragraph-properties fo:text-align="justify" style:justify-single-word="false"/>
      <style:text-properties officeooo:rsid="0014adef" officeooo:paragraph-rsid="0014adef"/>
    </style:style>
    <style:style style:name="P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officeooo:rsid="0014adef" officeooo:paragraph-rsid="0014adef"/>
    </style:style>
    <style:style style:name="P10" style:family="paragraph" style:parent-style-name="Standard">
      <style:paragraph-properties fo:text-align="justify" style:justify-single-word="false"/>
      <style:text-properties officeooo:rsid="0014adef" officeooo:paragraph-rsid="0016a4d0"/>
    </style:style>
    <style:style style:name="P11" style:family="paragraph" style:parent-style-name="Standard">
      <style:paragraph-properties fo:text-align="justify" style:justify-single-word="false"/>
      <style:text-properties officeooo:rsid="0014adef" officeooo:paragraph-rsid="001f144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4adef" officeooo:paragraph-rsid="0014ade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4adef" officeooo:paragraph-rsid="00188d8b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3236e" officeooo:paragraph-rsid="0013236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3236e" officeooo:paragraph-rsid="0013236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9e810" officeooo:paragraph-rsid="0019e810" style:font-weight-asian="bold" style:font-weight-complex="bold"/>
    </style:style>
    <style:style style:name="P18" style:family="paragraph" style:parent-style-name="Standard">
      <style:text-properties fo:font-weight="bold" officeooo:rsid="001a7fb1" officeooo:paragraph-rsid="001a7fb1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a7fb1" officeooo:paragraph-rsid="001c27a1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9e810" officeooo:paragraph-rsid="0019e81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9e810" officeooo:paragraph-rsid="001f144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9e810" officeooo:paragraph-rsid="001f144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a24ce" officeooo:paragraph-rsid="001a7fb1" style:font-weight-asian="normal" style:font-weight-complex="normal"/>
    </style:style>
    <style:style style:name="P24" style:family="paragraph" style:parent-style-name="Standard">
      <style:text-properties fo:font-size="8pt" officeooo:rsid="001a7fb1" style:font-size-asian="8pt" style:font-size-complex="8pt"/>
    </style:style>
    <style:style style:name="P25" style:family="paragraph" style:parent-style-name="Standard">
      <style:text-properties fo:font-size="12pt" officeooo:rsid="001a7fb1" officeooo:paragraph-rsid="001a7fb1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1a7fb1" officeooo:paragraph-rsid="001f144b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1a7fb1" officeooo:paragraph-rsid="001a7fb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1c27a1" officeooo:paragraph-rsid="001f144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italic" fo:font-weight="bold" officeooo:rsid="001a7fb1" officeooo:paragraph-rsid="001f144b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style="italic" fo:font-weight="bold" officeooo:rsid="001c27a1" officeooo:paragraph-rsid="001f144b" style:font-size-asian="10.5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text-properties officeooo:rsid="001a7fb1" officeooo:paragraph-rsid="001a7fb1"/>
    </style:style>
    <style:style style:name="P32" style:family="paragraph" style:parent-style-name="Standard">
      <style:paragraph-properties fo:text-align="justify" style:justify-single-word="false"/>
      <style:text-properties officeooo:rsid="001a7fb1" officeooo:paragraph-rsid="001a7fb1"/>
    </style:style>
    <style:style style:name="P33" style:family="paragraph" style:parent-style-name="Standard">
      <style:text-properties officeooo:rsid="001a7fb1" officeooo:paragraph-rsid="001f144b"/>
    </style:style>
    <style:style style:name="P34" style:family="paragraph" style:parent-style-name="Standard">
      <style:paragraph-properties fo:text-align="center" style:justify-single-word="false"/>
      <style:text-properties fo:font-style="italic" fo:font-weight="normal" officeooo:rsid="001c27a1" officeooo:paragraph-rsid="001c27a1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tyle="italic" fo:font-weight="normal" officeooo:rsid="001c27a1" officeooo:paragraph-rsid="001d3ad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tyle="italic" fo:font-weight="normal" officeooo:rsid="001c1bb1" officeooo:paragraph-rsid="001c1bb1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italic" fo:font-weight="bold" officeooo:rsid="001c27a1" officeooo:paragraph-rsid="001c27a1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tyle="italic" fo:font-weight="bold" officeooo:rsid="001c27a1" officeooo:paragraph-rsid="001f144b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tyle="italic" fo:font-weight="bold" officeooo:rsid="0013236e" officeooo:paragraph-rsid="001f144b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italic" fo:font-weight="bold" officeooo:rsid="0013236e" officeooo:paragraph-rsid="001f144b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italic" fo:font-weight="bold" officeooo:rsid="001a24ce" officeooo:paragraph-rsid="001f144b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italic" fo:font-weight="bold" officeooo:rsid="001a7fb1" officeooo:paragraph-rsid="001f144b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officeooo:rsid="001c27a1" officeooo:paragraph-rsid="001c27a1"/>
    </style:style>
    <style:style style:name="P4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officeooo:rsid="001c27a1" officeooo:paragraph-rsid="001c27a1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19e810" officeooo:paragraph-rsid="0019e81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1a24ce" officeooo:paragraph-rsid="0019e810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1a24ce" officeooo:paragraph-rsid="001a24ce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1a24ce" officeooo:paragraph-rsid="001a7fb1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1a7fb1" officeooo:paragraph-rsid="001a7fb1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normal" officeooo:rsid="001a7fb1" officeooo:paragraph-rsid="001a7fb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fo:font-weight="normal" officeooo:rsid="001c27a1" officeooo:paragraph-rsid="001c27a1" style:font-style-asian="normal" style:font-weight-asian="normal" style:font-style-complex="normal" style:font-weight-complex="normal"/>
    </style:style>
    <style:style style:name="P5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style="normal" fo:font-weight="normal" officeooo:rsid="001c1bb1" officeooo:paragraph-rsid="001c1bb1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font-style="normal" fo:font-weight="normal" officeooo:rsid="001d3ad0" officeooo:paragraph-rsid="001d3ad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bold" officeooo:rsid="0019e810" officeooo:paragraph-rsid="0019e810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bold" officeooo:rsid="001a24ce" officeooo:paragraph-rsid="001a24ce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1a7fb1" officeooo:paragraph-rsid="001a7fb1" style:font-style-asian="normal" style:font-weight-asian="bold" style:font-style-complex="normal" style:font-weight-complex="bold"/>
    </style:style>
    <style:style style:name="P58" style:family="paragraph" style:parent-style-name="Standard">
      <style:text-properties style:font-name="Ubuntu" fo:font-style="normal" fo:font-weight="normal" officeooo:rsid="001a7fb1" officeooo:paragraph-rsid="001a7fb1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Ubuntu" fo:font-style="normal" fo:font-weight="bold" officeooo:rsid="001a7fb1" officeooo:paragraph-rsid="001a7fb1" style:font-style-asian="normal" style:font-weight-asian="bold" style:font-style-complex="normal" style:font-weight-complex="bold"/>
    </style:style>
    <style:style style:name="P60" style:family="paragraph" style:parent-style-name="Text_20_body">
      <style:text-properties officeooo:rsid="00587ebd" officeooo:paragraph-rsid="0016a4d0"/>
    </style:style>
    <style:style style:name="P61" style:family="paragraph" style:parent-style-name="Table_20_Contents">
      <style:text-properties officeooo:rsid="004658f5" officeooo:paragraph-rsid="0016a4d0"/>
    </style:style>
    <style:style style:name="P62" style:family="paragraph" style:parent-style-name="Table_20_Contents">
      <style:text-properties officeooo:rsid="00528b81" officeooo:paragraph-rsid="0016a4d0"/>
    </style:style>
    <style:style style:name="P63" style:family="paragraph" style:parent-style-name="Table_20_Contents">
      <style:paragraph-properties fo:text-align="justify" style:justify-single-word="false"/>
      <style:text-properties officeooo:rsid="00589876" officeooo:paragraph-rsid="0016a4d0"/>
    </style:style>
    <style:style style:name="P64" style:family="paragraph" style:parent-style-name="Table_20_Contents">
      <style:paragraph-properties fo:text-align="justify" style:justify-single-word="false"/>
      <style:text-properties officeooo:rsid="0052cbae" officeooo:paragraph-rsid="0016a4d0"/>
    </style:style>
    <style:style style:name="P65" style:family="paragraph" style:parent-style-name="Table_20_Contents">
      <style:text-properties officeooo:paragraph-rsid="0016a4d0"/>
    </style:style>
    <style:style style:name="P66" style:family="paragraph" style:parent-style-name="Table_20_Contents">
      <style:text-properties officeooo:rsid="0016a4d0" officeooo:paragraph-rsid="0016a4d0"/>
    </style:style>
    <style:style style:name="P67" style:family="paragraph" style:parent-style-name="Table_20_Contents">
      <style:paragraph-properties fo:text-align="justify" style:justify-single-word="false"/>
      <style:text-properties officeooo:rsid="0016a4d0" officeooo:paragraph-rsid="0016a4d0"/>
    </style:style>
    <style:style style:name="P68" style:family="paragraph" style:parent-style-name="Table_20_Contents">
      <style:text-properties officeooo:rsid="0019e810" officeooo:paragraph-rsid="0019e810"/>
    </style:style>
    <style:style style:name="P69" style:family="paragraph" style:parent-style-name="Table_20_Contents">
      <style:paragraph-properties fo:text-align="justify" style:justify-single-word="false"/>
      <style:text-properties officeooo:rsid="0019e810" officeooo:paragraph-rsid="0019e810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Ubuntu" officeooo:paragraph-rsid="001a7fb1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Ubuntu" fo:font-weight="bold" officeooo:paragraph-rsid="001a7fb1" style:font-weight-asian="bold" style:font-weight-complex="bold"/>
    </style:style>
    <style:style style:name="P72" style:family="paragraph" style:parent-style-name="Predeterminado">
      <style:text-properties fo:font-size="6pt" style:font-size-asian="6pt" style:font-size-complex="6pt"/>
    </style:style>
    <style:style style:name="P73" style:family="paragraph" style:parent-style-name="Predeterminado">
      <style:text-properties fo:font-size="6pt" officeooo:paragraph-rsid="001a7fb1" style:font-size-asian="6pt" style:font-size-complex="6pt"/>
    </style:style>
    <style:style style:name="P74" style:family="paragraph" style:parent-style-name="Standard">
      <style:paragraph-properties fo:margin-left="2.501cm" fo:margin-right="0cm" fo:text-indent="-0.635cm" style:auto-text-indent="false"/>
      <style:text-properties style:font-name="Ubuntu" fo:font-style="normal" fo:font-weight="normal" officeooo:rsid="001a7fb1" officeooo:paragraph-rsid="001a7fb1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tyle="italic" fo:font-weight="bold" officeooo:rsid="0014adef" officeooo:paragraph-rsid="001f144b" style:font-style-asian="italic" style:font-weight-asian="bold" style:font-style-complex="italic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tyle="italic" fo:font-weight="bold" officeooo:rsid="0019e810" officeooo:paragraph-rsid="001f144b" style:font-style-asian="italic" style:font-weight-asian="bold" style:font-style-complex="italic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italic" fo:font-weight="bold" officeooo:rsid="001a24ce" officeooo:paragraph-rsid="001f144b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normal" fo:font-weight="normal" officeooo:rsid="0019e810" officeooo:paragraph-rsid="001f144b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tyle="normal" fo:font-weight="bold" officeooo:rsid="001a24ce" officeooo:paragraph-rsid="001f144b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tyle="normal" fo:font-weight="bold" officeooo:rsid="001a7fb1" officeooo:paragraph-rsid="001c27a1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2pt" fo:font-style="italic" fo:font-weight="bold" officeooo:rsid="001a24ce" officeooo:paragraph-rsid="001f144b" style:font-size-asian="10.5pt" style:font-style-asian="italic" style:font-weight-asian="bold" style:font-size-complex="12pt" style:font-style-complex="italic" style:font-weight-complex="bold"/>
    </style:style>
    <style:style style:name="P82" style:family="paragraph" style:parent-style-name="Standard" style:list-style-name="L1">
      <style:paragraph-properties fo:margin-left="2.501cm" fo:margin-right="0cm" fo:text-indent="-0.635cm" style:auto-text-indent="false"/>
      <style:text-properties style:font-name="Ubuntu" officeooo:paragraph-rsid="001a7fb1"/>
    </style:style>
    <style:style style:name="P83" style:family="paragraph" style:parent-style-name="Encabezado_20_preguntas" style:master-page-name="Landscape">
      <style:paragraph-properties style:page-number="auto"/>
      <style:text-properties officeooo:paragraph-rsid="0016a4d0"/>
    </style:style>
    <style:style style:name="T1" style:family="text">
      <style:text-properties officeooo:rsid="00528b81"/>
    </style:style>
    <style:style style:name="T2" style:family="text">
      <style:text-properties officeooo:rsid="004896c1"/>
    </style:style>
    <style:style style:name="T3" style:family="text">
      <style:text-properties officeooo:rsid="00187ac1"/>
    </style:style>
    <style:style style:name="T4" style:family="text">
      <style:text-properties officeooo:rsid="00188d8b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88d8b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c1bb1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88d8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1bb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f144b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c27a1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1a7fb1"/>
    </style:style>
    <style:style style:name="T16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Ubuntu" fo:font-style="normal" fo:font-weight="bold" officeooo:rsid="0000e950" style:font-style-asian="normal" style:font-weight-asian="bold" style:font-style-complex="normal" style:font-weight-complex="bold"/>
    </style:style>
    <style:style style:name="T19" style:family="text">
      <style:text-properties officeooo:rsid="001c1bb1"/>
    </style:style>
    <style:style style:name="T20" style:family="text">
      <style:text-properties officeooo:rsid="00223d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jercicio 1:</text:p>
      <text:p text:style-name="P4"/>
      <text:p text:style-name="P7">Crea un programa que calcule la resta entre 2016 y 1974 <text:s/>y la multiplicación de 78 y -19. No utilices variables. Se tendrá en cuenta la presentación de los datos por pantalla. </text:p>
      <text:p text:style-name="P75">Al principio del programa haz un comentario explicando que hace el programa. </text:p>
      <text:p text:style-name="P39">Guardalo como constantes.cpp</text:p>
      <text:p text:style-name="P15"/>
      <text:p text:style-name="P15">Ejercicio 2:</text:p>
      <text:p text:style-name="P4"/>
      <text:p text:style-name="P5">Crea un programa que sume dos variables las cuales las hemos inicializado previamente a los valores <text:s/>10 y 8 respectivamente. </text:p>
      <text:p text:style-name="P75">Al principio del programa haz un comentario explicando que hace el programa. </text:p>
      <text:p text:style-name="P40">Guardalo como suma1.cpp</text:p>
      <text:p text:style-name="P4"/>
      <text:p text:style-name="P15">Ejercicio 3:</text:p>
      <text:p text:style-name="P4"/>
      <text:p text:style-name="P7">Modifica el programa anterior para que pida dos números al usuario y nos de como resultado la suma. </text:p>
      <text:p text:style-name="P75">Al principio del programa haz un comentario explicando que hace el programa.</text:p>
      <text:p text:style-name="P41">Haz un comentario explicando cada paso del algoritmo.</text:p>
      <text:p text:style-name="P39">Guardalo como suma2.cpp</text:p>
      <text:p text:style-name="P6"/>
      <text:p text:style-name="P16">Ejercicio 4:</text:p>
      <text:p text:style-name="P6"/>
      <text:p text:style-name="P6"><text:span text:style-name="T4">En fichero </text:span><text:span text:style-name="T6">cuadradator.cpp </text:span><text:span text:style-name="T9">hemos escrito algunas líneas y hemos comentado otras en las cuales te indican que es lo que tiene que hacer el programa o la fórmula que ha de hacer el algoritmo. Abre el programa </text:span><text:span text:style-name="T6">cuadradator.cpp</text:span><text:span text:style-name="T9"> <text:s/>quita los comentarios que se te indican y pon la</text:span><text:span text:style-name="T11">s</text:span><text:span text:style-name="T9"> </text:span><text:span text:style-name="T11">instrucciones</text:span><text:span text:style-name="T9"> correspondientes</text:span>. Guardalo como cuadrado.cpp</text:p>
      <text:p text:style-name="P6"/>
      <text:p text:style-name="P16">Ejercicio 5:</text:p>
      <text:p text:style-name="P6"/>
      <text:p text:style-name="P8">Escribe un programa donde el usuario nos introduce un número de segundos y nos los transforma en <text:s/>h:m:s. <text:span text:style-name="T5">Guardalo como hora.cpp</text:span></text:p>
      <text:p text:style-name="P13">La salida ha de ser:</text:p>
      <text:p text:style-name="P8"/>
      <text:p text:style-name="P9">Por favor, escriba el número de segundos: 8600 </text:p>
      <text:p text:style-name="P9"/>
      <text:p text:style-name="P9">8600 segundos son 2h 23m 20s </text:p>
      <text:p text:style-name="P9"/>
      <text:p text:style-name="P8"/>
      <text:p text:style-name="P75">Al principio del programa haz un comentario explicando que hace el programa.</text:p>
      <text:p text:style-name="P41">Haz un comentario explicando cada paso del algoritmo tal y como ha quedado en ejercicio 4.</text:p>
      <text:p text:style-name="P8"/>
      <text:p text:style-name="P13">Ejercicio 6:</text:p>
      <text:p text:style-name="P8"/>
      <text:p text:style-name="P11">Crea un programa que pida al usuario una cantidad en km y la transforme a milla terrestres (1 mill = 1,609 km). Usa variables del tipo float o double. Al principio del programa haz un comentario explicando que hace el programa. ¿Qué diferencia encuentras si utilizas variables float o double? (escríbelo como comentario dentro del fichero .cpp). </text:p>
      <text:p text:style-name="P75">Al principio del programa haz un comentario explicando que hace el programa.</text:p>
      <text:p text:style-name="P41">Haz un comentario explicando cada paso del algoritmo tal y como ha quedado en ejercicio 4.</text:p>
      <text:p text:style-name="P75">Guarda como millas.cpp</text:p>
      <text:p text:style-name="P8"/>
      <text:p text:style-name="P14"><text:soft-page-break/>Ejercicio <text:span text:style-name="T4">7</text:span>:</text:p>
      <text:p text:style-name="P14"/>
      <text:p text:style-name="P22">Escribe un programa que pida al usuario las notas de tres exámenes (estas notas podrán llevar decimales) y nos calcule la media. </text:p>
      <text:p text:style-name="P75">Al principio del programa haz un comentario explicando que hace el programa.</text:p>
      <text:p text:style-name="P41">Haz un comentario explicando cada paso del algoritmo tal y como ha quedado en ejercicio 4.</text:p>
      <text:p text:style-name="P76">Guarda como media_notas.cpp</text:p>
      <text:p text:style-name="P20"/>
      <text:p text:style-name="P17">Ejercicio 8:</text:p>
      <text:p text:style-name="P17"/>
      <text:p text:style-name="P21">Crea un programa que pida un numero entero al usuario e indique se es par o no. Para ello, deberá comprobar si el resto que obtiene al dividir dicho número entre dos es cero: <text:span text:style-name="T5">if(numero%2==0). </text:span></text:p>
      <text:p text:style-name="P75">Al principio del programa haz un comentario explicando que hace el programa.</text:p>
      <text:p text:style-name="P42">Haz un comentario explicando cada paso del algoritmo tal y como ha quedado en ejercicio 4.</text:p>
      <text:p text:style-name="P42">Guardalo como es_par.cpp</text:p>
      <text:p text:style-name="P46"/>
      <text:p text:style-name="P55"/>
      <text:p text:style-name="P55">Ejercicio 9:</text:p>
      <text:p text:style-name="P55"/>
      <text:p text:style-name="P78">Realiza un programa que pida al usuario dos números enteros y diga cuál es mayor.</text:p>
      <text:p text:style-name="P75">Al principio del programa haz un comentario explicando que hace el programa.</text:p>
      <text:p text:style-name="P79">Haz un comentario explicando cada paso del algoritmo tal y como ha quedado en ejercicio 4.</text:p>
      <text:p text:style-name="P42">Guardalo como es_mayor.cpp.</text:p>
      <text:p text:style-name="P47"/>
      <text:p text:style-name="P56">Ejercicio 10:</text:p>
      <text:p text:style-name="P48"/>
      <text:p text:style-name="P23"><text:span text:style-name="T12">Realiza un programa que pida la edad al usuario y que si esa edad está entre 0 y 12 años diga que </text:span><text:span text:style-name="T5">“eres un niñ@”</text:span><text:span text:style-name="T12">, si esta entre 13 y 18 diga que </text:span><text:span text:style-name="T14">“eres un adolescente”</text:span><text:span text:style-name="T12">, si esta entre 19 y 70 </text:span><text:span text:style-name="T5">“eres un adulto”</text:span><text:span text:style-name="T12">, si es mayor de 71 que ponga que </text:span><text:span text:style-name="T5">“es un ancian@”</text:span><text:span text:style-name="T12"> y en otro caso que </text:span><text:span text:style-name="T5">“esa edad no es posible”</text:span><text:span text:style-name="T12">. </text:span></text:p>
      <text:p text:style-name="P49">Utiliza la estructura:</text:p>
      <text:p text:style-name="P73">If (condición)</text:p>
      <text:p text:style-name="P73">{</text:p>
      <text:p text:style-name="P72"><text:tab/>…</text:p>
      <text:p text:style-name="P72">}</text:p>
      <text:p text:style-name="P73">else if (condición)</text:p>
      <text:p text:style-name="P73">{</text:p>
      <text:p text:style-name="P72"><text:tab/>…</text:p>
      <text:p text:style-name="P72">}</text:p>
      <text:p text:style-name="P72">(tanto<text:span text:style-name="T15">s</text:span> else if como necesite)</text:p>
      <text:p text:style-name="P73"><text:span text:style-name="T15">e</text:span>lse</text:p>
      <text:p text:style-name="P73">{</text:p>
      <text:p text:style-name="P72"><text:tab/>…</text:p>
      <text:p text:style-name="P72">}</text:p>
      <text:p text:style-name="P24"/>
      <text:p text:style-name="P75">Al principio del programa haz un comentario explicando que hace el programa.</text:p>
      <text:p text:style-name="P79">Haz un comentario explicando cada paso del algoritmo tal y como ha quedado en ejercicio 4.</text:p>
      <text:p text:style-name="P42">Guardalo con el nombre edad.cpp. </text:p>
      <text:p text:style-name="P12">Ejercicio 11:</text:p>
      <text:p text:style-name="P25"/>
      <text:p text:style-name="P26">Utilizando la instrucción <text:span text:style-name="T5">switch</text:span><text:span text:style-name="T8"> escribe un programa que pida al usuario el número de mes estamos y nos escriba por pantalla el mes que corresponda a ese número. </text:span></text:p>
      <text:p text:style-name="P75">Al principio del programa haz un comentario explicando que hace el programa.</text:p>
      <text:p text:style-name="P81">Haz un comentario explicando cada paso del algoritmo tal y como ha quedado en ejercicio 4.</text:p>
      <text:p text:style-name="P29">Guardalo con el nombre meses.cpp.</text:p>
      <text:p text:style-name="P27"/>
      <text:p text:style-name="P27"/>
      <text:p text:style-name="P12">E<text:span text:style-name="T15">jercicio 12:</text:span></text:p>
      <text:p text:style-name="Standard"/>
      <text:p text:style-name="P31">La instrucción <text:span text:style-name="T5">switch </text:span><text:span text:style-name="T8">se utiliza mucho para elaborar un menú de opciones, donde el usuario debe </text:span><text:soft-page-break/><text:span text:style-name="T8">introducir el número de la opción deseada. Realiza un programa con el siguiente menú. </text:span></text:p>
      <text:p text:style-name="P50"/>
      <text:list xml:id="list6311970234345045563" text:style-name="L1">
        <text:list-item>
          <text:p text:style-name="P82">Leer el horóscopo estándar.</text:p>
        </text:list-item>
        <text:list-item>
          <text:p text:style-name="P82">Calcula la media de dos números.</text:p>
        </text:list-item>
        <text:list-item>
          <text:p text:style-name="P82">Salir</text:p>
        </text:list-item>
      </text:list>
      <text:p text:style-name="P74">Introduce una opción: </text:p>
      <text:p text:style-name="P74"/>
      <text:p text:style-name="P31"><text:span text:style-name="T16">Si introduces la opción 1, mostrarás:</text:span><text:span text:style-name="T17"> </text:span></text:p>
      <text:p text:style-name="P31"><text:span text:style-name="T18">HOROSCOPO: Tal y como se prevee, tendrás un finde movidito. OJO: Si te pasas bebiendo puedes amanecer con alguien que de miedo...(y no soy yo)</text:span><text:span text:style-name="T17">.</text:span></text:p>
      <text:p text:style-name="P70">Si introduces la opción 2 <text:span text:style-name="T15">deberá hacer:</text:span> </text:p>
      <text:p text:style-name="P71">solicita dos números y te saca la media</text:p>
      <text:p text:style-name="P70">Si introduces la opción 3, te mostrará:</text:p>
      <text:p text:style-name="P71">Ha seleccionado salir jueves, viernes y sábado... naaaaaaaaa.</text:p>
      <text:p text:style-name="P58">Para cualquier otra opción: </text:p>
      <text:p text:style-name="P59">Opción incorrecta. María invita en la cantina</text:p>
      <text:p text:style-name="P59"/>
      <text:p text:style-name="P75">Al principio del programa haz un comentario explicando que hace el programa.</text:p>
      <text:p text:style-name="P81">Haz un comentario explicando cada paso del algoritmo tal y como ha quedado en ejercicio 4.</text:p>
      <text:p text:style-name="P29">Guardalo con el nombre menu.cpp</text:p>
      <text:p text:style-name="P31"/>
      <text:p text:style-name="P18">Ejercicio 13</text:p>
      <text:p text:style-name="P31"/>
      <text:p text:style-name="P33">Utilizando <text:span text:style-name="T5">while</text:span><text:span text:style-name="T8">, haz un programa que pida al usuario al usuario la contraseña tantas veces como sea necesario hasta que introduzca el número 7879. </text:span></text:p>
      <text:p text:style-name="P75">Al principio del programa haz un comentario explicando que hace el programa.</text:p>
      <text:p text:style-name="P81">Haz un comentario explicando cada paso del algoritmo tal y como ha quedado en ejercicio 4.</text:p>
      <text:p text:style-name="P29">Guardalo con el nombre contraseña.cpp</text:p>
      <text:p text:style-name="P50"/>
      <text:p text:style-name="P57">Ejercicio 14</text:p>
      <text:p text:style-name="P50"/>
      <text:p text:style-name="P32"><text:span text:style-name="T8">Haza un programa que pida al usuarios números enteros y los vaya sumando mientras y cuando introduzca un número negativo pare y nos de el resultado de la suma de todos ellos. </text:span><text:span text:style-name="T10">Resuelve el programa utilizando un </text:span><text:span text:style-name="T7">do... while( condición). </text:span><text:span text:style-name="T10">Explica entre comentarios que has hecho para que no te sume el número negativo. </text:span></text:p>
      <text:p text:style-name="P51">El programa deberá se: </text:p>
      <text:p text:style-name="P36">Salida programa</text:p>
      <text:p text:style-name="P53">-------Si desea salir escriba un número negativo------- </text:p>
      <text:p text:style-name="P53">Escribe un número: 10 </text:p>
      <text:p text:style-name="P53">-------Si desea salir escriba un número negativo------- </text:p>
      <text:p text:style-name="P53">Escribe un número: 5 </text:p>
      <text:p text:style-name="P53">-------Si desea salir escriba un número negativo------- </text:p>
      <text:p text:style-name="P53">Escribe un número: 10 </text:p>
      <text:p text:style-name="P53">-------Si desea salir escriba un número negativo------- </text:p>
      <text:p text:style-name="P53">Escribe un número: -1 </text:p>
      <text:p text:style-name="P53">La suma ha sido: 25 </text:p>
      <text:p text:style-name="P75">Al principio del programa haz un comentario explicando que hace el programa.</text:p>
      <text:p text:style-name="P81">Haz un comentario explicando cada paso del algoritmo tal y como ha quedado en ejercicio 4.</text:p>
      <text:p text:style-name="P43">Guardalo con el nombre <text:span text:style-name="T19">do_</text:span>while_suma.cpp. </text:p>
      <text:p text:style-name="P43"/>
      <text:p text:style-name="P19"><text:span text:style-name="T12">Ejercicio 1</text:span><text:span text:style-name="T13">5</text:span></text:p>
      <text:p text:style-name="P44"/>
      <text:p text:style-name="P44"><text:soft-page-break/>Escribe un programa que escriba todos lo números pares desde cero (incluido) hasta el cien. Utiliza un contador. <text:span text:style-name="T5">for(inicialización;condición;incremento). </text:span></text:p>
      <text:p text:style-name="P37"/>
      <text:p text:style-name="P34">Salida programa</text:p>
      <text:p text:style-name="P54">Estos son los números pares desde 0 a 10 0</text:p>
      <text:p text:style-name="P45">0 2 4 6 8 10 12 14 16 18 20 22 24 26 28 30 32 34 36 38 40 42 44 46 48 50 52 54 56 58 60 62 64 66 68 70 72 74 76 78 80 82 84 86 88 90 92 94 96 98 100 </text:p>
      <text:p text:style-name="P75">Al principio del programa haz un comentario explicando que hace el programa.</text:p>
      <text:p text:style-name="P81">Haz un comentario explicando cada paso del algoritmo tal y como ha quedado en ejercicio 4.</text:p>
      <text:p text:style-name="P30">Guardalo con el nombre pares.cpp</text:p>
      <text:p text:style-name="P80"/>
      <text:p text:style-name="P19"><text:span text:style-name="T12">Ejercicio 1</text:span><text:span text:style-name="T13">6</text:span></text:p>
      <text:p text:style-name="P44"/>
      <text:p text:style-name="P52">Haz lo mismo que el programa anterior pero ahora con los números impares desde cero (sin incluirlo) hasta el 100. </text:p>
      <text:p text:style-name="P37"/>
      <text:p text:style-name="P34">Salida programa</text:p>
      <text:p text:style-name="P54">Estos son los números impares desde 0 a 10 0</text:p>
      <text:p text:style-name="P45">1 3 5 7 9 11 13 15 17 19 21 23 25 27 29 31 33 35 37 39 41 43 45 47 49 51 53 55 57 59 61 63 65 67 69 71 73 75 77 79 81 83 85 87 89 91 93 95 97 99 </text:p>
      <text:p text:style-name="P75">Al principio del programa haz un comentario explicando que hace el programa.</text:p>
      <text:p text:style-name="P81">Haz un comentario explicando cada paso del algoritmo tal y como ha quedado en ejercicio 4.</text:p>
      <text:p text:style-name="P30">Guardalo con el nombre impares.cpp</text:p>
      <text:p text:style-name="P80"/>
      <text:p text:style-name="P19"><text:span text:style-name="T12">Ejercicio 1</text:span><text:span text:style-name="T13">7</text:span></text:p>
      <text:p text:style-name="P44"/>
      <text:p text:style-name="P52">Haz un programa que pida al usuario un número cual quiera y el progrma nos muestres los números pares desde 0 hasta ese número. </text:p>
      <text:p text:style-name="P52"/>
      <text:p text:style-name="P35">Salida programa</text:p>
      <text:p text:style-name="P54">Introduzca un número positivo: 10 </text:p>
      <text:p text:style-name="P54">Estos son los números pares desde 0 a 10 </text:p>
      <text:p text:style-name="P54">0 2 4 6 8 10 </text:p>
      <text:p text:style-name="P75">Al principio del programa haz un comentario explicando que hace el programa.</text:p>
      <text:p text:style-name="P81">Haz un comentario explicando cada paso del algoritmo tal y como ha quedado en ejercicio 4.</text:p>
      <text:p text:style-name="P38">Guardalo con el nombre pares2.cpp</text:p>
      <text:p text:style-name="P28"/>
      <text:p text:style-name="Standard"/>
      <text:p text:style-name="P83">Rúbricas</text:p>
      <text:p text:style-name="P60">A continuación se indican las rúbricas que se siguen para corregir esta práctica.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65"/>
          </table:table-cell>
          <table:table-cell table:style-name="Tabla1.A1" office:value-type="string">
            <text:p text:style-name="P61"><text:span text:style-name="T1">Muy b</text:span>ien <text:span text:style-name="T2">(10)</text:span></text:p>
          </table:table-cell>
          <table:table-cell table:style-name="Tabla1.A1" office:value-type="string">
            <text:p text:style-name="P61"><text:span text:style-name="T1">Bien</text:span> <text:span text:style-name="T2">(8)</text:span></text:p>
          </table:table-cell>
          <table:table-cell table:style-name="Tabla1.A1" office:value-type="string">
            <text:p text:style-name="P62">Regular (<text:span text:style-name="T20">6</text:span>)</text:p>
          </table:table-cell>
          <table:table-cell table:style-name="Tabla1.E1" office:value-type="string">
            <text:p text:style-name="P61">Mal <text:span text:style-name="T2">(0)</text:span></text:p>
          </table:table-cell>
        </table:table-row>
        <table:table-row>
          <table:table-cell table:style-name="Tabla1.A2" office:value-type="string">
            <text:p text:style-name="P68">Entrega</text:p>
          </table:table-cell>
          <table:table-cell table:style-name="Tabla1.B7" office:value-type="string">
            <text:p text:style-name="P69">Ha entregado en tiempo y por la vía demandada la práctica.</text:p>
          </table:table-cell>
          <table:table-cell table:style-name="Tabla1.C7" office:value-type="string">
            <text:p text:style-name="P63"/>
          </table:table-cell>
          <table:table-cell table:style-name="Tabla1.D7" office:value-type="string">
            <text:p text:style-name="P64"/>
          </table:table-cell>
          <table:table-cell table:style-name="Tabla1.E7" office:value-type="string">
            <text:p text:style-name="P69">No la entregado en tiempo o por otra vía que no es la demandada.</text:p>
          </table:table-cell>
        </table:table-row>
        <table:table-row>
          <table:table-cell table:style-name="Tabla1.A2" office:value-type="string">
            <text:p text:style-name="P66">Compila</text:p>
          </table:table-cell>
          <table:table-cell table:style-name="Tabla1.B7" office:value-type="string">
            <text:p text:style-name="P67">Compila el programa sin ningún error.</text:p>
          </table:table-cell>
          <table:table-cell table:style-name="Tabla1.C7" office:value-type="string">
            <text:p text:style-name="P63"/>
          </table:table-cell>
          <table:table-cell table:style-name="Tabla1.D7" office:value-type="string">
            <text:p text:style-name="P64"/>
          </table:table-cell>
          <table:table-cell table:style-name="Tabla1.E7" office:value-type="string">
            <text:p text:style-name="P67">Da algún error de compilación</text:p>
          </table:table-cell>
        </table:table-row>
        <table:table-row>
          <table:table-cell table:style-name="Tabla1.A2" office:value-type="string">
            <text:p text:style-name="P66">Ejecuta</text:p>
          </table:table-cell>
          <table:table-cell table:style-name="Tabla1.B7" office:value-type="string">
            <text:p text:style-name="P67">Se ejecuta el programa y la salida por pantalla es como se pide o en su defecto es clara y ordenada.</text:p>
          </table:table-cell>
          <table:table-cell table:style-name="Tabla1.C7" office:value-type="string">
            <text:p text:style-name="P67">Se ejecuta el programa aunque la salida no exactamente igual a la que se pide o no es clara y ordenada.</text:p>
          </table:table-cell>
          <table:table-cell table:style-name="Tabla1.D7" office:value-type="string">
            <text:p text:style-name="P67">Se ejecuta el programa aunque de una manera caótica sin que sea nada clara la secuencia de ejecución.</text:p>
          </table:table-cell>
          <table:table-cell table:style-name="Tabla1.E7" office:value-type="string">
            <text:p text:style-name="P67">No se ejecuta el programa correctamente.</text:p>
          </table:table-cell>
        </table:table-row>
        <table:table-row>
          <table:table-cell table:style-name="Tabla1.A2" office:value-type="string">
            <text:p text:style-name="P66">Código en general</text:p>
          </table:table-cell>
          <table:table-cell table:style-name="Tabla1.B7" office:value-type="string">
            <text:p text:style-name="P67">El código es muy claro y fácil de leer; utilizando espacios, tabulaciones, la llaves se visualizan muy bien, etc</text:p>
          </table:table-cell>
          <table:table-cell table:style-name="Tabla1.C7" office:value-type="string">
            <text:p text:style-name="P67">El código es muy claro y fácil de leer aunque tiene algún fallo de tabulación o llaves, etc</text:p>
          </table:table-cell>
          <table:table-cell table:style-name="Tabla1.D7" office:value-type="string">
            <text:p text:style-name="P67">El código no es muy claro.</text:p>
          </table:table-cell>
          <table:table-cell table:style-name="Tabla1.E7" office:value-type="string">
            <text:p text:style-name="P67">El código no es claro.</text:p>
          </table:table-cell>
        </table:table-row>
        <table:table-row>
          <table:table-cell table:style-name="Tabla1.A2" office:value-type="string">
            <text:p text:style-name="P66">Instrucciones a aplicar para resolver el ejercicio</text:p>
          </table:table-cell>
          <table:table-cell table:style-name="Tabla1.B7" office:value-type="string">
            <text:p text:style-name="P67">Ha utilizado la/las instrucciones correctamente como se esperaba para la resolución del ejercicio.</text:p>
          </table:table-cell>
          <table:table-cell table:style-name="Tabla1.C7" office:value-type="string">
            <text:p text:style-name="P67">Ha utilizado casi todas las <text:s/>instrucciones correctamente.</text:p>
          </table:table-cell>
          <table:table-cell table:style-name="Tabla1.D7" office:value-type="string">
            <text:p text:style-name="P67">Ha utilizado algunas instrucciones. </text:p>
          </table:table-cell>
          <table:table-cell table:style-name="Tabla1.E7" office:value-type="string">
            <text:p text:style-name="P67">No ha utilizado ninguna instrucción correctamente para la resolución del ejercicio.</text:p>
          </table:table-cell>
        </table:table-row>
        <table:table-row>
          <table:table-cell table:style-name="Tabla1.A2" office:value-type="string">
            <text:p text:style-name="P66">Algoritmo</text:p>
          </table:table-cell>
          <table:table-cell table:style-name="Tabla1.B7" office:value-type="string">
            <text:p text:style-name="P67">Resuelve el problema eficazmente</text:p>
          </table:table-cell>
          <table:table-cell table:style-name="Tabla1.C7" office:value-type="string">
            <text:p text:style-name="P67">Resuelve el problema pero es mejorable.</text:p>
          </table:table-cell>
          <table:table-cell table:style-name="Tabla1.D7" office:value-type="string">
            <text:p text:style-name="P67">Resuelve el problema pero es poco eficaz.</text:p>
          </table:table-cell>
          <table:table-cell table:style-name="Tabla1.E7" office:value-type="string">
            <text:p text:style-name="P67">No <text:span text:style-name="T3">resuelve</text:span> el problema</text:p>
          </table:table-cell>
        </table:table-row>
        <table:table-row>
          <table:table-cell table:style-name="Tabla1.A2" office:value-type="string">
            <text:p text:style-name="P66">Comentarios</text:p>
          </table:table-cell>
          <table:table-cell table:style-name="Tabla1.B9" office:value-type="string">
            <text:p text:style-name="P67">Utiliza comentarios para definir el programa y para explicar la instrucciones más importantes del algoritmo.</text:p>
          </table:table-cell>
          <table:table-cell table:style-name="Tabla1.C9" office:value-type="string">
            <text:p text:style-name="P67">Utiliza comentarios para definir el programa.</text:p>
          </table:table-cell>
          <table:table-cell table:style-name="Tabla1.D9" office:value-type="string">
            <text:p text:style-name="P67">Utiliza algunos comentarios.</text:p>
          </table:table-cell>
          <table:table-cell table:style-name="Tabla1.E9" office:value-type="string">
            <text:p text:style-name="P67">No utiliza comentarios.</text:p>
          </table:table-cell>
        </table:table-row>
        <table:table-row table:style-name="Tabla1.9">
          <table:table-cell table:style-name="Tabla1.A2" office:value-type="string">
            <text:p text:style-name="P68">Nombre de los ficheros</text:p>
          </table:table-cell>
          <table:table-cell table:style-name="Tabla1.B9" office:value-type="string">
            <text:p text:style-name="P69">El nombre es igual que el que se solicita, mismo caracteres, mayúsculas y minúsculas</text:p>
          </table:table-cell>
          <table:table-cell table:style-name="Tabla1.C9" office:value-type="string">
            <text:p text:style-name="P69">El nombre es igual que el que se solicita aunque no tiene la mismas mayúsculas y minúsculas</text:p>
          </table:table-cell>
          <table:table-cell table:style-name="Tabla1.D9" office:value-type="string">
            <text:p text:style-name="P69">El nombre no es el mismo pero sí es representativo para el contenido del mismo.</text:p>
          </table:table-cell>
          <table:table-cell table:style-name="Tabla1.E9" office:value-type="string">
            <text:p text:style-name="P69">Otro caso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Lohit Hindi" svg:font-family="'Lohit Hindi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style:font-name="Bitstream Vera Sans" fo:font-family="'Bitstream Vera Sans'" style:font-style-name="Negrita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0.06pt solid #000000" fo:border-bottom="0.06pt solid #000000" style:shadow="non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padding="0.049cm" fo:border-left="none" fo:border-right="none" fo:border-top="0.06pt solid #000000" fo:border-bottom="0.06pt solid #000000" style:shadow="none"/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style style:name="MP3" style:family="paragraph" style:parent-style-name="Footer">
      <style:text-properties fo:font-style="italic" fo:font-weight="bold" officeooo:rsid="001f144b" officeooo:paragraph-rsid="001f144b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573cm" fo:margin-bottom="0.9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3cm" fo:margin-left="0cm" fo:margin-right="0cm" fo:margin-bottom="0.499cm"/>
      </style:header-style>
      <style:footer-style>
        <style:header-footer-properties svg:height="0.993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147cm" fo:margin-bottom="1.2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jercicios<text:tab/><text:tab/>Introducción a la Programación C++</text:p>
      </style:header>
      <style:footer>
        <text:p text:style-name="MP2">Curso 16/17<text:tab/><text:tab/>Pág <text:page-number text:select-page="current">4</text:page-number></text:p>
        <text:p text:style-name="MP3"/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zalo </meta:initial-creator>
    <meta:creation-date>2016-09-25T21:24:44.364233836</meta:creation-date>
    <dc:date>2016-10-13T18:19:54.991915382</dc:date>
    <meta:editing-duration>PT1H31M24S</meta:editing-duration>
    <meta:editing-cycles>7</meta:editing-cycles>
    <meta:generator>LibreOffice/5.1.5.2$Linux_X86_64 LibreOffice_project/10m0$Build-2</meta:generator>
    <meta:document-statistic meta:table-count="1" meta:image-count="0" meta:object-count="0" meta:page-count="5" meta:paragraph-count="173" meta:word-count="1711" meta:character-count="9796" meta:non-whitespace-character-count="8215"/>
  </office:meta>
</office:document-meta>
</file>